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Mono" svg:font-family="'Liberation Mono'" style:font-family-generic="modern" style:font-pitch="fixed"/>
    <style:font-face style:name="Apple Garamond" svg:font-family="'Apple Garamo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pple Garamond" fo:font-size="14pt" style:font-size-asian="14pt" style:font-size-complex="14pt"/>
    </style:style>
    <style:style style:name="P2" style:family="paragraph" style:parent-style-name="Preformatted_20_Text">
      <style:text-properties style:font-name="Apple Garamond" fo:font-size="14pt" officeooo:paragraph-rsid="001d6247" style:font-size-asian="14pt" style:font-size-complex="14pt"/>
    </style:style>
    <style:style style:name="P3" style:family="paragraph" style:parent-style-name="Preformatted_20_Text">
      <style:text-properties style:font-name="Apple Garamond" fo:font-size="14pt" officeooo:paragraph-rsid="001e3af4" style:font-size-asian="14pt" style:font-size-complex="14pt"/>
    </style:style>
    <style:style style:name="P4" style:family="paragraph" style:parent-style-name="Preformatted_20_Text">
      <style:text-properties style:font-name="Apple Garamond" fo:font-size="14pt" officeooo:paragraph-rsid="0021fe15" style:font-size-asian="14pt" style:font-size-complex="14pt"/>
    </style:style>
    <style:style style:name="P5" style:family="paragraph" style:parent-style-name="Preformatted_20_Text">
      <style:text-properties style:font-name="Apple Garamond" fo:font-size="14pt" officeooo:rsid="001d4966" officeooo:paragraph-rsid="001e3af4" style:font-size-asian="14pt" style:font-size-complex="14pt"/>
    </style:style>
    <style:style style:name="P6" style:family="paragraph" style:parent-style-name="Preformatted_20_Text">
      <style:paragraph-properties fo:text-align="start" style:justify-single-word="false"/>
      <style:text-properties style:font-name="Apple Garamond" fo:font-size="14pt" officeooo:paragraph-rsid="0021fe15" style:font-size-asian="14pt" style:font-size-complex="14pt"/>
    </style:style>
    <style:style style:name="P7" style:family="paragraph" style:parent-style-name="Preformatted_20_Text">
      <style:text-properties officeooo:paragraph-rsid="00238924"/>
    </style:style>
    <style:style style:name="P8" style:family="paragraph" style:parent-style-name="Preformatted_20_Text">
      <style:paragraph-properties fo:margin-top="0cm" fo:margin-bottom="0.499cm" style:contextual-spacing="false"/>
      <style:text-properties style:font-name="Apple Garamond" fo:font-size="14pt" style:font-size-asian="14pt" style:font-size-complex="14pt"/>
    </style:style>
    <style:style style:name="T1" style:family="text">
      <style:text-properties officeooo:rsid="001c88b9"/>
    </style:style>
    <style:style style:name="T2" style:family="text">
      <style:text-properties officeooo:rsid="001d4966"/>
    </style:style>
    <style:style style:name="T3" style:family="text">
      <style:text-properties officeooo:rsid="001d6247"/>
    </style:style>
    <style:style style:name="T4" style:family="text">
      <style:text-properties officeooo:rsid="001e1a86"/>
    </style:style>
    <style:style style:name="T5" style:family="text">
      <style:text-properties officeooo:rsid="001e3af4"/>
    </style:style>
    <style:style style:name="T6" style:family="text">
      <style:text-properties officeooo:rsid="001fcc51"/>
    </style:style>
    <style:style style:name="T7" style:family="text">
      <style:text-properties officeooo:rsid="00205572"/>
    </style:style>
    <style:style style:name="T8" style:family="text">
      <style:text-properties officeooo:rsid="0020f32d"/>
    </style:style>
    <style:style style:name="T9" style:family="text">
      <style:text-properties officeooo:rsid="0021fe15"/>
    </style:style>
    <style:style style:name="T10" style:family="text">
      <style:text-properties officeooo:rsid="00228d43"/>
    </style:style>
    <style:style style:name="T11" style:family="text">
      <style:text-properties officeooo:rsid="00238924"/>
    </style:style>
    <style:style style:name="T12" style:family="text">
      <style:text-properties fo:font-style="italic" officeooo:rsid="00238924" style:font-style-asian="italic" style:font-style-complex="italic"/>
    </style:style>
    <style:style style:name="T13" style:family="text">
      <style:text-properties style:font-name="Apple Garamond"/>
    </style:style>
    <style:style style:name="T14" style:family="text">
      <style:text-properties style:font-name="Apple Garamond" officeooo:rsid="001d4966"/>
    </style:style>
    <style:style style:name="T15" style:family="text">
      <style:text-properties style:font-name="Apple Garamond" officeooo:rsid="001fcc51"/>
    </style:style>
    <style:style style:name="T16" style:family="text">
      <style:text-properties style:font-name="Apple Garamond" officeooo:rsid="00205572"/>
    </style:style>
    <style:style style:name="T17" style:family="text">
      <style:text-properties style:font-name="Apple Garamond" officeooo:rsid="001d6247"/>
    </style:style>
    <style:style style:name="T18" style:family="text">
      <style:text-properties style:font-name="Apple Garamond" officeooo:rsid="001e1a86"/>
    </style:style>
    <style:style style:name="T19" style:family="text">
      <style:text-properties style:font-name="Apple Garamond" officeooo:rsid="001c88b9"/>
    </style:style>
    <style:style style:name="T20" style:family="text">
      <style:text-properties style:font-name="Apple Garamond" fo:font-size="14pt" style:font-size-asian="14pt" style:font-size-complex="14pt"/>
    </style:style>
    <style:style style:name="T21" style:family="text">
      <style:text-properties style:font-name="Apple Garamond" fo:font-size="14pt" officeooo:rsid="001d4966" style:font-size-asian="14pt" style:font-size-complex="14pt"/>
    </style:style>
    <style:style style:name="T22" style:family="text">
      <style:text-properties style:font-name="Apple Garamond" fo:font-size="14pt" officeooo:rsid="001fcc51" style:font-size-asian="14pt" style:font-size-complex="14pt"/>
    </style:style>
    <style:style style:name="T23" style:family="text">
      <style:text-properties style:font-name="Apple Garamond" fo:font-size="14pt" officeooo:rsid="00205572" style:font-size-asian="14pt" style:font-size-complex="14pt"/>
    </style:style>
    <style:style style:name="T24" style:family="text">
      <style:text-properties style:font-name="Apple Garamond" fo:font-size="14pt" officeooo:rsid="001d6247" style:font-size-asian="14pt" style:font-size-complex="14pt"/>
    </style:style>
    <style:style style:name="T25" style:family="text">
      <style:text-properties style:font-name="Apple Garamond" fo:font-size="14pt" officeooo:rsid="001e1a86" style:font-size-asian="14pt" style:font-size-complex="14pt"/>
    </style:style>
    <style:style style:name="T26" style:family="text">
      <style:text-properties style:font-name="Apple Garamond" fo:font-size="14pt" officeooo:rsid="001c88b9" style:font-size-asian="14pt" style:font-size-complex="14pt"/>
    </style:style>
    <style:style style:name="T27" style:family="text">
      <style:text-properties style:font-name="Apple Garamond" fo:font-size="14pt" officeooo:rsid="0021fe15" style:font-size-asian="14pt" style:font-size-complex="14pt"/>
    </style:style>
    <style:style style:name="T28" style:family="text">
      <style:text-properties style:font-name="Apple Garamond" fo:font-size="14pt" officeooo:rsid="0020f32d"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Petit Lexique </text:span><text:span text:style-name="T11"><text:line-break/><text:line-break/><text:line-break/>###################################################################################<text:line-break/>######################################################################################################################################################################</text:span><text:line-break/><text:span text:style-name="T11">############# Permet de retrouver les principales utilisations de git ############# ###################################################################################</text:span><text:line-break/><text:span text:style-name="T11">###################################################################################<text:line-break/>Il n’y a pas dans ce lexique toutes les acceptions d’une fonction ou d’une ######## appellation, c’est juste un petit lexique simple, qui va à l’essentiel ############ ####################################################################################################</text:span><text:line-break/><text:line-break/><text:line-break/><text:line-break/>git add : Ceci n’ajoute pas de nouveaux fichiers dans votre repository. Au lieu de cela, ceci porte de nouveaux fichiers à l’attention de Git. Après avoir ajouté des fichiers, ils sont inclus dans les « instantanés » du dépôt Git.<text:line-break/><text:line-break/><text:span text:style-name="T9">git archive : créé un fichier compressé tar ou zip.<text:line-break/>Exemple : </text:span>git archive --format=tar ma<text:span text:style-name="T9">in<text:line-break/></text:span></text:p>
      <text:p text:style-name="P7"><text:span text:style-name="T20">git branch : </text:span><text:span text:style-name="T21">Créer une nouvelle branche. <text:line-break/>Exemple : git branch -M main : créé directement la nouvelle branche principale « main ».<text:line-break/><text:line-break/></text:span><text:span text:style-name="T22">git cat-file : affiche le type d’un fichier </text:span><text:span text:style-name="T23">à partir de sa valeur SHA-1 (Secure Hach Algorithm).<text:line-break/>Exemple : git cat-file -p d93829038928L8382R833902F<text:line-break/>git cat-file -t fIOEOP3 <text:line-break/></text:span><text:span text:style-name="T20"><text:line-break/><text:line-break/>git checkout : </text:span><text:span text:style-name="T21">Permet de vérifier toutes les branches, et de se déplacer dans les dossiers. <text:line-break/>Exemple : git checkout main <text:s/>permet de vérifier le dossier principal « main »</text:span><text:span text:style-name="T20"><text:line-break/><text:line-break/><text:line-break/></text:span><text:soft-page-break/><text:span text:style-name="T24">git clone : permet de télécharger un fichier git qui nous intéresse. Le fichier sera « cloné » directement dans notre répertoire principal par défaut (sauf si on spécifie un dossier).<text:line-break/>Exemple : git clone </text:span><text:a xlink:type="simple" xlink:href="https://github.com/GerardMenvumieux/Plans_sur_la_comète.git" text:style-name="Internet_20_link" text:visited-style-name="Visited_20_Internet_20_Link"><text:span text:style-name="T24">https://github.com/GerardMenvumieux/Plans_sur_la_comète.git</text:span></text:a><text:span text:style-name="T24"><text:line-break/><text:line-break/>ou <text:s text:c="7"/>git clone git://github.com/GerardMenvumieux/Plans_</text:span><text:span text:style-name="T25">sur_la_comète.git <text:line-break/><text:line-break/>Ces deux exemples donnent exactement le même résultat. <text:line-break/><text:line-break/>S’il s’agit d’un serveur distant, vous pouvez aussi utiliser : <text:line-break/>git clone </text:span><text:a xlink:type="simple" xlink:href="mailto:GerardMenvumieux@192.88.0.58" text:style-name="Internet_20_link" text:visited-style-name="Visited_20_Internet_20_Link"><text:span text:style-name="T25">GerardMenvumieux@192.88.0.58</text:span></text:a><text:span text:style-name="T25">/Plans_sur_la_comète<text:line-break/></text:span><text:span text:style-name="T24"><text:line-break/></text:span><text:span text:style-name="T20"><text:line-break/>git commit : </text:span><text:span text:style-name="T26">Après avoir modifié un dépôt, cette commande est très importante pour que le dépôt prenne en compte toutes les modifications à un instant « t ».<text:line-break/>Cette commande toute seule fait apparaître un éditeur de texte qui demande une réponse, c’est pourquoi on utilise généralement l’option -m, qui permet d’exécuter la commande sans aucune question. Exemple : git commit -m NOMDEMONCOMMIT</text:span><text:span text:style-name="T20"><text:line-break/><text:line-break/>git config : </text:span><text:span text:style-name="T26">Permet de configurer les paramètres de git</text:span><text:span text:style-name="T20"><text:line-break/><text:line-break/></text:span><text:span text:style-name="T22">git fetch : </text:span><text:span text:style-name="T20">La commande git fetch va récupérer toutes les données des commits effectués sur la branche courante qui n'existent pas encore dans votre version en local. Ces données seront stockées dans le répertoire de travail local mais ne seront pas fusionnées avec votre branche locale. Si vous souhaitez fusionner ces données pour que votre branche soit à jour, vous devez utiliser ensuite la commande git merge.</text:span><text:span text:style-name="T22"><text:line-break/><text:line-break/>Ne pas confondre avec la commande git pull.<text:line-break/><text:line-break/></text:span><text:span text:style-name="T27">git fsck : vérifie l’intégrité. Tous les fichiers corrompus seront supprimés.<text:line-break/></text:span><text:span text:style-name="T22"><text:line-break/></text:span><text:span text:style-name="T27">git gc : supprime les fichiers inutiles<text:line-break/></text:span><text:span text:style-name="T22"><text:line-break/></text:span><text:span text:style-name="T23">git grep : Recherche dans l’arborescence du fichier, un mot ou une expression. <text:line-break/>Exemples : <text:line-break/></text:span></text:p>
      <text:p text:style-name="P7"><text:span text:style-name="T23">git grep « huluberlu »<text:line-break/></text:span></text:p>
      <text:p text:style-name="P7"><text:span text:style-name="T28">git grep « www.gerardmenvumeilleur.com »<text:line-break/></text:span><text:span text:style-name="T22"><text:line-break/></text:span><text:span text:style-name="T20">git help : </text:span><text:span text:style-name="T26">Si vous êtes perdu et que vous ne vous rappelez pas du nom ou d’une fonction d’une commande, vous pouvez utiliser cette commande. <text:line-break/>Exemple d’utilisation : git help clone</text:span></text:p>
      <text:p text:style-name="P2"><text:soft-page-break/></text:p>
      <text:p text:style-name="P2"/>
      <text:p text:style-name="P2"><text:line-break/><text:span text:style-name="T9">g</text:span>it in<text:span text:style-name="T3">it : ini</text:span>tialise un nouveau dépôt <text:span text:style-name="T1">git et fait apparaître un petit dossier caché « .git ». Ce petit dossier permet d’exécuter toutes les autres lignes de commandes sur le dossier qui contient le .git.</text:span></text:p>
      <text:p text:style-name="P1"><text:line-break/><text:span text:style-name="T10">git instaweb : Pour partager instantanément sur le web son espace de travail<text:line-break/></text:span></text:p>
      <text:p text:style-name="P4"><text:span text:style-name="T9">gitk : Passe en mode graphique. </text:span></text:p>
      <text:p text:style-name="P1"/>
      <text:p text:style-name="P1">git status : Vérifie le statut de votre <text:span text:style-name="T1">dépôt ou repository en anglais,</text:span> quels fichiers sont à l’intérieur, quelles sont les modifications à commiter, et sur quelle branche du repository vous êtes en train de travailler.</text:p>
      <text:p text:style-name="P3"><text:span text:style-name="T5"><text:line-break/></text:span><text:span text:style-name="T6">g</text:span><text:span text:style-name="T5">it log : génère le log d’une branche. Utile pour savoir qui fait quoi à quel moment sur une branche.<text:line-break/><text:line-break/>Exemple de sortie : <text:line-break/><text:line-break/></text:span>commit <text:span text:style-name="T5">2938F39L38M3UEI211293l</text:span> </text:p>
      <text:p text:style-name="P1">Author: <text:span text:style-name="T5">Gerard Menvu</text:span> </text:p>
      <text:p text:style-name="P8">Date: Mon <text:span text:style-name="T5">Fev</text:span> 1 <text:span text:style-name="T5">00</text:span>:<text:span text:style-name="T5">00</text:span>:<text:span text:style-name="T5">34</text:span> 20<text:span text:style-name="T5">21</text:span> -<text:span text:style-name="T5">0032</text:span></text:p>
      <text:p text:style-name="P3"><text:span text:style-name="T6">git ls-tree : Affiche l’arborescence d’un fichier.</text:span><text:line-break/><text:line-break/><text:line-break/>git merge : <text:span text:style-name="T2">Lorsque qu’on a fini toutes nos modifications sur une branche, on peut décider de vouloir fusionner toutes ces modifications avec le Dossier principal « main » ou « master », on utilise alors git merge pour ça. <text:line-break/>Attention cependant, plus les dossiers à fusionner seront proches en termes de commits et plus il sera facile de les fusionner. <text:line-break/>Aussi si par exemple vous voulez fusionner un dossier 32 qui est une sous-arborescence du fichier A qui dépend du fichier 345, qui n’a aucun rapport avec le dossier « main », votre terminal vous renverra un message d’erreur, ce qui reste logique : on fusionne de dossiers qui ont des ressemblances. <text:line-break/></text:span></text:p>
      <text:p text:style-name="P4"><text:span text:style-name="T5"><text:line-break/></text:span><text:span text:style-name="T9">git prune : les fichiers qui n’ont pas de pointeur entrant seront supprimés.</text:span><text:span text:style-name="T5"><text:line-break/><text:line-break/><text:line-break/></text:span><text:span text:style-name="T9">git rebase : on réappliqque les commits sur une autre branche.<text:line-break/>Exemple : </text:span>git rebase ma<text:span text:style-name="T9">in</text:span></text:p>
      <text:p text:style-name="P4"><text:span text:style-name="T5"><text:line-break/></text:span><text:soft-page-break/><text:span text:style-name="T5"><text:line-break/>git reset : permet de réinitialiser le répertoire de travail <text:s/>et l’index du dernier commit.<text:line-break/>Exemple : </text:span>git reset --hard HEAD</text:p>
      <text:p text:style-name="P3"><text:line-break/><text:span text:style-name="T5">git rm : efface fichier et index du répertoire de travail.<text:line-break/>Exemple : git rm MONFICHIER.txt</text:span><text:line-break/><text:line-break/><text:line-break/><text:span text:style-name="T5">git show : montre toutes les infos d’un fichier git</text:span><text:line-break/><text:line-break/><text:span text:style-name="T5">git stash : Enregistre temporairement un changement qui ne doit pas être commit tout de suite. <text:line-break/><text:line-break/></text:span><text:line-break/>git pull : La commande git pull est en fait la commande qui regroupe les commandes git fetch suivie de git merge. Cette commande télécharge les données des commits qui n'ont pas encore été récupérées dans votre branche locale puis fusionne ensuite ces données.<text:line-break/></text:p>
      <text:p text:style-name="P3"/>
      <text:p text:style-name="P5"><text:span text:style-name="T11">g</text:span>it push : Permet de « pousser » le dossier qu’on a modifié dans notre pc, sur le site github.<text:line-break/><text:line-break/><text:span text:style-name="T4">git tag : permet de rajouter un tag simple . <text:line-break/>Exemple : git tag  2.0 &lt;nom_évolution&gt;</text:span></text:p>
      <text:p text:style-name="P5"/>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Mono" svg:font-family="'Liberation Mono'" style:font-family-generic="modern" style:font-pitch="fixed"/>
    <style:font-face style:name="Apple Garamond" svg:font-family="'Apple Garamon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1-22T22:18:23.901501757</dc:date>
    <meta:editing-duration>PT14M49S</meta:editing-duration>
    <meta:editing-cycles>3</meta:editing-cycles>
    <meta:generator>LibreOffice/7.0.4.2$Linux_X86_64 LibreOffice_project/00$Build-2</meta:generator>
    <meta:document-statistic meta:table-count="0" meta:image-count="0" meta:object-count="0" meta:page-count="4" meta:paragraph-count="16" meta:word-count="888" meta:character-count="5924" meta:non-whitespace-character-count="4977"/>
  </office:meta>
</office:document-meta>
</file>